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38d43" officeooo:paragraph-rsid="00038d43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40f74" officeooo:paragraph-rsid="00040f74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40f74" officeooo:paragraph-rsid="00040f74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40f74" officeooo:paragraph-rsid="00079df2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79df2" officeooo:paragraph-rsid="00079df2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84009" officeooo:paragraph-rsid="00040f74" style:font-size-asian="10.5pt" style:font-weight-asian="normal" style:font-size-complex="12pt" style:font-weight-complex="normal"/>
    </style:style>
    <style:style style:name="T1" style:family="text">
      <style:text-properties officeooo:rsid="00079df2"/>
    </style:style>
    <style:style style:name="T2" style:family="text">
      <style:text-properties officeooo:rsid="000840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sion control of makeconf stuff</text:p>
      <text:p text:style-name="P1"/>
      <text:p text:style-name="P2">All files are maintained under version control in a github repository:</text:p>
      <text:p text:style-name="P2"><text:tab/><text:a xlink:type="simple" xlink:href="https://github.com/hansvanstaveren/switchconf" text:style-name="Internet_20_link" text:visited-style-name="Visited_20_Internet_20_Link">https://github.com/hansvanstaveren/switchconf</text:a></text:p>
      <text:p text:style-name="P2"/>
      <text:p text:style-name="P2">At the beginning of a tournament <text:s/>sync up ‘<text:span text:style-name="T1">git pull’ , </text:span><text:span text:style-name="T2">which will get the latest from the github repository, but will warn you when it would overwrite local changes made. </text:span></text:p>
      <text:p text:style-name="P5">Your local repository can be used independent of ch<text:span text:style-name="T2">a</text:span>nges other people might make to central repository.</text:p>
      <text:p text:style-name="P2">During the tournament just make any changes you like.</text:p>
      <text:p text:style-name="P6"/>
      <text:p text:style-name="P2">Commands:</text:p>
      <text:p text:style-name="P2"/>
      <text:p text:style-name="P2">git status: <text:span text:style-name="T1">This shows a list of potential interesting files. Files present, but not in repository, files in repository that are modified.</text:span></text:p>
      <text:p text:style-name="P5">git add: With this you can add a new file to the repository, so for example git add conf/newconf.cnf</text:p>
      <text:p text:style-name="P5">git commit -a: this replaces files, you need to put some reason in a file, editor invoked automatically.</text:p>
      <text:p text:style-name="P5"/>
      <text:p text:style-name="P4"/>
      <text:p text:style-name="P4">At the end of a tournament syncing back is needed:</text:p>
      <text:p text:style-name="P5">git push: This sends your local repository to the central.</text:p>
      <text:p text:style-name="P5"/>
      <text:p text:style-name="P5"/>
      <text:p text:style-name="P5">Try to have a clean ‘git status’ and a ‘git push’ before you turn of comput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08:58:38.259484903</meta:creation-date>
    <dc:date>2025-02-14T13:38:05.890051007</dc:date>
    <meta:editing-duration>PT3H27M19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13" meta:word-count="169" meta:character-count="1013" meta:non-whitespace-character-count="854"/>
  </office:meta>
</office:document-meta>
</file>